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028in" svg:height="3.6228in" svg:x="0in" svg:y="0.139in">
            <draw:object draw:notify-on-update-of-ranges="Sheet1.H3:Sheet1.H3 Sheet1.A4:Sheet1.A4 Sheet1.H4:Sheet1.H4 Sheet1.A5:Sheet1.A5 Sheet1.H5:Sheet1.H5 Sheet1.A6:Sheet1.A6 Sheet1.H6:Sheet1.H6 Sheet1.A7:Sheet1.A7 Sheet1.H7:Sheet1.H7 Sheet1.A8:Sheet1.A8 Sheet1.H8:Sheet1.H8 Sheet1.A9:Sheet1.A9 Sheet1.H9:Sheet1.H9 Sheet1.A10:Sheet1.A10 Sheet1.H10:Sheet1.H10 Sheet1.A11:Sheet1.A11 Sheet1.H11:Sheet1.H11 Sheet1.A12:Sheet1.A12 Sheet1.H12:Sheet1.H12 Sheet1.A13:Sheet1.A13 Sheet1.H13:Sheet1.H13 Sheet1.A14:Sheet1.A14 Sheet1.H14:Sheet1.H14 Sheet1.A15:Sheet1.A15 Sheet1.H15:Sheet1.H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4.4386in" svg:height="2.5134in" svg:x="0.0425in" svg:y="3.8201in">
            <draw:object draw:notify-on-update-of-ranges="Sheet1.A3:Sheet1.A3 Sheet1.H3:Sheet1.H3 Sheet1.A4:Sheet1.A4 Sheet1.H4:Sheet1.H4 Sheet1.A5:Sheet1.A5 Sheet1.H5:Sheet1.H5 Sheet1.A9:Sheet1.A9 Sheet1.H9:Sheet1.H9 Sheet1.A12:Sheet1.A12 Sheet1.H12:Sheet1.H12 Sheet1.A13:Sheet1.A13 Sheet1.H13:Sheet1.H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9.315in" svg:height="4.7398in" svg:x="5.7004in" svg:y="4.1146in">
            <draw:object draw:notify-on-update-of-ranges="Sheet1.A3:Sheet1.A3 Sheet1.H3:Sheet1.H3 Sheet1.A7:Sheet1.A7 Sheet1.H7:Sheet1.H7 Sheet1.A8:Sheet1.A8 Sheet1.H8:Sheet1.H8 Sheet1.A11:Sheet1.A11 Sheet1.H11:Sheet1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6.2988in" svg:height="3.5429in" svg:x="0.0425in" svg:y="10.889in">
            <draw:object draw:notify-on-update-of-ranges="Sheet1.A3:Sheet1.A3 Sheet1.H3:Sheet1.H3 Sheet1.A6:Sheet1.A6 Sheet1.H6:Sheet1.H6 Sheet1.A10:Sheet1.A10 Sheet1.H10:Sheet1.H10 Sheet1.A14:Sheet1.A14 Sheet1.H14:Sheet1.H14 Sheet1.A15:Sheet1.A15 Sheet1.H15:Sheet1.H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0535in" svg:y="14.4602in">
            <draw:object draw:notify-on-update-of-ranges="Sheet1.A3:Sheet1.A3 Sheet1.H3:Sheet1.H3 Sheet1.A4:Sheet1.A4 Sheet1.H4:Sheet1.H4 Sheet1.A5:Sheet1.A5 Sheet1.H5:Sheet1.H5 Sheet1.A6:Sheet1.A6 Sheet1.H6:Sheet1.H6 Sheet1.A7:Sheet1.A7 Sheet1.H7:Sheet1.H7 Sheet1.A8:Sheet1.A8 Sheet1.H8:Sheet1.H8 Sheet1.A9:Sheet1.A9 Sheet1.H9:Sheet1.H9 Sheet1.A10:Sheet1.A10 Sheet1.H10:Sheet1.H10 Sheet1.A11:Sheet1.A11 Sheet1.H11:Sheet1.H11 Sheet1.A12:Sheet1.A12 Sheet1.H12:Sheet1.H12 Sheet1.A13:Sheet1.A13 Sheet1.H13:Sheet1.H13 Sheet1.A14:Sheet1.A14 Sheet1.H14:Sheet1.H14 Sheet1.A15:Sheet1.A15 Sheet1.H15:Sheet1.H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Name</text:p>
          </table:table-cell>
          <table:table-cell office:value-type="string">
            <text:p>Year Released</text:p>
          </table:table-cell>
          <table:table-cell office:value-type="string">
            <text:p>Clockspeed (MHz)</text:p>
          </table:table-cell>
          <table:table-cell office:value-type="string">
            <text:p>Codename</text:p>
          </table:table-cell>
          <table:table-cell office:value-type="string">
            <text:p>Architecture</text:p>
          </table:table-cell>
          <table:table-cell office:value-type="string">
            <text:p>Num Key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Keys/Sec</text:p>
          </table:table-cell>
          <table:table-cell/>
        </table:table-row>
        <table:table-row table:style-name="ro1">
          <table:table-cell office:value-type="string">
            <text:p>Athlon XP 1500+</text:p>
          </table:table-cell>
          <table:table-cell office:value-type="string">
            <text:p>2001 Q4</text:p>
          </table:table-cell>
          <table:table-cell office:value-type="string">
            <text:p>1x1333</text:p>
          </table:table-cell>
          <table:table-cell office:value-type="string">
            <text:p>Palomino</text:p>
          </table:table-cell>
          <table:table-cell office:value-type="string">
            <text:p>ia32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3490.570068">
            <text:p>3,490.57</text:p>
          </table:table-cell>
          <table:table-cell table:style-name="ce2" table:formula="of:=[.F4]/[.G4]" office:value-type="float" office:value="29336.1823441844">
            <text:p>29,336.18</text:p>
          </table:table-cell>
          <table:table-cell table:formula="of:= ((2^56)/[.H4])/60/60/24/365" office:value-type="float" office:value="77887.8209504386">
            <text:p>77887.8209504386</text:p>
          </table:table-cell>
        </table:table-row>
        <table:table-row table:style-name="ro1">
          <table:table-cell office:value-type="string">
            <text:p>Intel Core 2 Duo T7200</text:p>
          </table:table-cell>
          <table:table-cell office:value-type="string">
            <text:p>2006 Q3</text:p>
          </table:table-cell>
          <table:table-cell office:value-type="string">
            <text:p>2x2000</text:p>
          </table:table-cell>
          <table:table-cell office:value-type="string">
            <text:p>Memrom</text:p>
          </table:table-cell>
          <table:table-cell office:value-type="string">
            <text:p>AMD64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1209.619629">
            <text:p>1,209.62</text:p>
          </table:table-cell>
          <table:table-cell table:style-name="ce2" table:formula="of:=[.F5]/[.G5]" office:value-type="float" office:value="84654.7109066465">
            <text:p>84,654.71</text:p>
          </table:table-cell>
          <table:table-cell table:formula="of:= ((2^56)/[.H5])/60/60/24/365" office:value-type="float" office:value="26991.1891886675">
            <text:p>26991.1891886675</text:p>
          </table:table-cell>
        </table:table-row>
        <table:table-row table:style-name="ro1">
          <table:table-cell office:value-type="string">
            <text:p>Nvidia 8800GTS</text:p>
          </table:table-cell>
          <table:table-cell office:value-type="string">
            <text:p>2006 Q4</text:p>
          </table:table-cell>
          <table:table-cell/>
          <table:table-cell office:value-type="string">
            <text:p>G80</text:p>
          </table:table-cell>
          <table:table-cell/>
          <table:table-cell table:style-name="ce1" office:value-type="float" office:value="102400000">
            <text:p>102,400,000</text:p>
          </table:table-cell>
          <table:table-cell table:style-name="ce2" office:value-type="float" office:value="24.59436">
            <text:p>24.59</text:p>
          </table:table-cell>
          <table:table-cell table:style-name="ce2" table:formula="of:=[.F6]/[.G6]" office:value-type="float" office:value="4163556.19743714">
            <text:p>4,163,556.20</text:p>
          </table:table-cell>
          <table:table-cell table:formula="of:= ((2^56)/[.H6])/60/60/24/365" office:value-type="float" office:value="548.79319731525">
            <text:p>548.7931973153</text:p>
          </table:table-cell>
        </table:table-row>
        <table:table-row table:style-name="ro1">
          <table:table-cell office:value-type="string">
            <text:p>Intel Core 2 Quad Q6600</text:p>
          </table:table-cell>
          <table:table-cell office:value-type="string">
            <text:p>2007 Q1</text:p>
          </table:table-cell>
          <table:table-cell office:value-type="string">
            <text:p>4x2400</text:p>
          </table:table-cell>
          <table:table-cell office:value-type="string">
            <text:p>Kentsfield</text:p>
          </table:table-cell>
          <table:table-cell office:value-type="string">
            <text:p>AMD64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468.921356">
            <text:p>468.92</text:p>
          </table:table-cell>
          <table:table-cell table:style-name="ce2" table:formula="of:=[.F7]/[.G7]" office:value-type="float" office:value="218373.504831373">
            <text:p>218,373.50</text:p>
          </table:table-cell>
          <table:table-cell table:formula="of:= ((2^56)/[.H7])/60/60/24/365" office:value-type="float" office:value="10463.4091006492">
            <text:p>10463.4091006492</text:p>
          </table:table-cell>
        </table:table-row>
        <table:table-row table:style-name="ro1">
          <table:table-cell office:value-type="string">
            <text:p>Intel Xeon X3350</text:p>
          </table:table-cell>
          <table:table-cell office:value-type="string">
            <text:p>2008 Q1</text:p>
          </table:table-cell>
          <table:table-cell office:value-type="string">
            <text:p>4x2666</text:p>
          </table:table-cell>
          <table:table-cell office:value-type="string">
            <text:p>Yorkfield</text:p>
          </table:table-cell>
          <table:table-cell office:value-type="string">
            <text:p>AMD64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130.861465">
            <text:p>130.86</text:p>
          </table:table-cell>
          <table:table-cell table:style-name="ce2" table:formula="of:=[.F8]/[.G8]" office:value-type="float" office:value="782506.905298668">
            <text:p>782,506.91</text:p>
          </table:table-cell>
          <table:table-cell table:formula="of:= ((2^56)/[.H8])/60/60/24/365" office:value-type="float" office:value="2920.01425459771">
            <text:p>2920.0142545977</text:p>
          </table:table-cell>
        </table:table-row>
        <table:table-row table:style-name="ro1">
          <table:table-cell office:value-type="string">
            <text:p>Atom N270</text:p>
          </table:table-cell>
          <table:table-cell office:value-type="string">
            <text:p>2008 Q3</text:p>
          </table:table-cell>
          <table:table-cell office:value-type="string">
            <text:p>1x1600</text:p>
          </table:table-cell>
          <table:table-cell office:value-type="string">
            <text:p>Diamondville</text:p>
          </table:table-cell>
          <table:table-cell office:value-type="string">
            <text:p>ia32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3400.633545">
            <text:p>3,400.63</text:p>
          </table:table-cell>
          <table:table-cell table:style-name="ce2" table:formula="of:=[.F9]/[.G9]" office:value-type="float" office:value="30112.0360794418">
            <text:p>30,112.04</text:p>
          </table:table-cell>
          <table:table-cell table:formula="of:= ((2^56)/[.H9])/60/60/24/365" office:value-type="float" office:value="75880.9969463748">
            <text:p>75880.9969463748</text:p>
          </table:table-cell>
        </table:table-row>
        <table:table-row table:style-name="ro1">
          <table:table-cell office:value-type="string">
            <text:p>AMD Radeon HD 6950</text:p>
          </table:table-cell>
          <table:table-cell office:value-type="string">
            <text:p>2010 Q4</text:p>
          </table:table-cell>
          <table:table-cell/>
          <table:table-cell office:value-type="string">
            <text:p>Cayman</text:p>
          </table:table-cell>
          <table:table-cell/>
          <table:table-cell table:style-name="ce1" office:value-type="float" office:value="102400000">
            <text:p>102,400,000</text:p>
          </table:table-cell>
          <table:table-cell table:style-name="ce2" office:value-type="float" office:value="6.569167">
            <text:p>6.57</text:p>
          </table:table-cell>
          <table:table-cell table:style-name="ce2" table:formula="of:=[.F10]/[.G10]" office:value-type="float" office:value="15587973.3305608">
            <text:p>15,587,973.33</text:p>
          </table:table-cell>
          <table:table-cell table:formula="of:= ((2^56)/[.H10])/60/60/24/365" office:value-type="float" office:value="146.582962989394">
            <text:p>146.5829629894</text:p>
          </table:table-cell>
        </table:table-row>
        <table:table-row table:style-name="ro1">
          <table:table-cell office:value-type="string">
            <text:p>Intel Core i7 2620M</text:p>
          </table:table-cell>
          <table:table-cell office:value-type="string">
            <text:p>2011 Q1</text:p>
          </table:table-cell>
          <table:table-cell office:value-type="string">
            <text:p>2x2700</text:p>
          </table:table-cell>
          <table:table-cell office:value-type="string">
            <text:p>Sandy Bridge</text:p>
          </table:table-cell>
          <table:table-cell office:value-type="string">
            <text:p>AMD64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187.282669">
            <text:p>187.28</text:p>
          </table:table-cell>
          <table:table-cell table:style-name="ce2" table:formula="of:=[.F11]/[.G11]" office:value-type="float" office:value="546767.090338722">
            <text:p>546,767.09</text:p>
          </table:table-cell>
          <table:table-cell table:formula="of:= ((2^56)/[.H11])/60/60/24/365" office:value-type="float" office:value="4178.98472341804">
            <text:p>4178.984723418</text:p>
          </table:table-cell>
        </table:table-row>
        <table:table-row table:style-name="ro1">
          <table:table-cell office:value-type="string">
            <text:p>Qualcomm Scorpion</text:p>
          </table:table-cell>
          <table:table-cell office:value-type="string">
            <text:p>2011 Q2</text:p>
          </table:table-cell>
          <table:table-cell office:value-type="string">
            <text:p>2x1200</text:p>
          </table:table-cell>
          <table:table-cell/>
          <table:table-cell office:value-type="string">
            <text:p>ARM v7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3199.5">
            <text:p>3,199.50</text:p>
          </table:table-cell>
          <table:table-cell table:style-name="ce2" table:formula="of:=[.F12]/[.G12]" office:value-type="float" office:value="32005.0007813721">
            <text:p>32,005.00</text:p>
          </table:table-cell>
          <table:table-cell table:formula="of:= ((2^56)/[.H12])/60/60/24/365" office:value-type="float" office:value="71392.9467898389">
            <text:p>71392.9467898389</text:p>
          </table:table-cell>
        </table:table-row>
        <table:table-row table:style-name="ro1">
          <table:table-cell office:value-type="string">
            <text:p>BCM2708 (Raspberry PI)</text:p>
          </table:table-cell>
          <table:table-cell office:value-type="string">
            <text:p>2012 Q1</text:p>
          </table:table-cell>
          <table:table-cell office:value-type="string">
            <text:p>1x700</text:p>
          </table:table-cell>
          <table:table-cell/>
          <table:table-cell office:value-type="string">
            <text:p>ARM v6</text:p>
          </table:table-cell>
          <table:table-cell table:style-name="ce1" office:value-type="float" office:value="12800000">
            <text:p>12,800,000</text:p>
          </table:table-cell>
          <table:table-cell table:style-name="ce2" office:value-type="float" office:value="1383.589844">
            <text:p>1,383.59</text:p>
          </table:table-cell>
          <table:table-cell table:style-name="ce2" table:formula="of:=[.F13]/[.G13]" office:value-type="float" office:value="9251.29658583993">
            <text:p>9,251.30</text:p>
          </table:table-cell>
          <table:table-cell table:formula="of:= ((2^56)/[.H13])/60/60/24/365" office:value-type="float" office:value="246984.981682522">
            <text:p>246984.981682522</text:p>
          </table:table-cell>
        </table:table-row>
        <table:table-row table:style-name="ro1">
          <table:table-cell office:value-type="string">
            <text:p>Intel Core i7 3770K 3.5GHz</text:p>
          </table:table-cell>
          <table:table-cell office:value-type="string">
            <text:p>2012 Q2</text:p>
          </table:table-cell>
          <table:table-cell office:value-type="string">
            <text:p>4x3500</text:p>
          </table:table-cell>
          <table:table-cell office:value-type="string">
            <text:p>Ivy Bridge</text:p>
          </table:table-cell>
          <table:table-cell office:value-type="string">
            <text:p>AMD64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60.213421">
            <text:p>60.21</text:p>
          </table:table-cell>
          <table:table-cell table:style-name="ce2" table:formula="of:=[.F14]/[.G14]" office:value-type="float" office:value="1700617.54172712">
            <text:p>1,700,617.54</text:p>
          </table:table-cell>
          <table:table-cell table:formula="of:= ((2^56)/[.H14])/60/60/24/365" office:value-type="float" office:value="1343.58917377314">
            <text:p>1343.5891737732</text:p>
          </table:table-cell>
        </table:table-row>
        <table:table-row table:style-name="ro1">
          <table:table-cell office:value-type="string">
            <text:p>AMD FX 8350</text:p>
          </table:table-cell>
          <table:table-cell office:value-type="string">
            <text:p>2012 Q3</text:p>
          </table:table-cell>
          <table:table-cell office:value-type="string">
            <text:p>8x4400</text:p>
          </table:table-cell>
          <table:table-cell office:value-type="string">
            <text:p>Piledriver</text:p>
          </table:table-cell>
          <table:table-cell office:value-type="string">
            <text:p>AMD64</text:p>
          </table:table-cell>
          <table:table-cell table:style-name="ce1" office:value-type="float" office:value="102400000">
            <text:p>102,400,000</text:p>
          </table:table-cell>
          <table:table-cell table:style-name="ce2" office:value-type="float" office:value="50.449257">
            <text:p>50.45</text:p>
          </table:table-cell>
          <table:table-cell table:style-name="ce2" table:formula="of:=[.F15]/[.G15]" office:value-type="float" office:value="2029762.30155382">
            <text:p>2,029,762.30</text:p>
          </table:table-cell>
          <table:table-cell table:formula="of:= ((2^56)/[.H15])/60/60/24/365" office:value-type="float" office:value="1125.71374295606">
            <text:p>1125.7137429561</text:p>
          </table:table-cell>
        </table:table-row>
        <table:table-row table:style-name="ro1">
          <table:table-cell table:number-columns-repeated="7"/>
          <table:table-cell table:formula="of:=SUM([.H4:.H15])" office:value-type="float" office:value="25214916.0984451">
            <text:p>25214916.0984451</text:p>
          </table:table-cell>
          <table:table-cell table:formula="of:= ((2^56)/[.H16])/60/60/24/365" office:value-type="float" office:value="90.6182399684508">
            <text:p>90.6182399685</text:p>
          </table:table-cell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3:Sheet1.H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 style:data-style-name="N2" text:time-value="0000-00-00T17:39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0:50:24</meta:creation-date>
    <dc:date>2012-12-05T22:53:09</dc:date>
    <meta:editing-duration>P1DT5H8M4S</meta:editing-duration>
    <meta:editing-cycles>3</meta:editing-cycles>
    <meta:generator>LibreOffice/3.6$Linux_X86_64 LibreOffice_project/360m1$Build-2</meta:generator>
    <meta:document-statistic meta:table-count="1" meta:cell-count="1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61cm" svg:height="12.04cm" xlink:href=".." xlink:type="simple" chart:class="chart:bar" chart:style-name="ch1">
        <chart:title svg:x="9.881cm" svg:y="0.376cm" chart:style-name="ch2">
          <text:p>Midrange Devices</text:p>
        </chart:title>
        <chart:legend chart:legend-position="end" svg:x="18.99cm" svg:y="5.223cm" style:legend-expansion="high" chart:style-name="ch3"/>
        <chart:plot-area chart:style-name="ch4" table:cell-range-address="Sheet1.A3:Sheet1.A3 Sheet1.H3:Sheet1.H3 Sheet1.A7:Sheet1.A8 Sheet1.H7:Sheet1.H8 Sheet1.A11:Sheet1.A11 Sheet1.H11:Sheet1.H11" chart:data-source-has-labels="both" svg:x="1.114cm" svg:y="1.139cm" svg:width="14.571cm" svg:height="9.807cm">
          <chartooo:coordinate-region svg:x="3.032cm" svg:y="1.338cm" svg:width="12.653cm" svg:height="8.961cm"/>
          <chart:axis chart:dimension="x" chart:name="primary-x" chart:style-name="ch5" chartooo:axis-type="auto">
            <chartooo:date-scale/>
            <chart:categories table:cell-range-address="Sheet1.H3:Sheet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7:Sheet1.H7" chart:label-cell-address="Sheet1.A7:Sheet1.A7" chart:class="chart:bar">
            <chart:data-point/>
          </chart:series>
          <chart:series chart:style-name="ch9" chart:values-cell-range-address="Sheet1.H8:Sheet1.H8" chart:label-cell-address="Sheet1.A8:Sheet1.A8" chart:class="chart:bar">
            <chart:data-point/>
          </chart:series>
          <chart:series chart:style-name="ch10" chart:values-cell-range-address="Sheet1.H11:Sheet1.H11" chart:label-cell-address="Sheet1.A11:Sheet1.A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 2 Quad Q6600</text:p>
                <draw:g>
                  <svg:desc>Sheet1.A7:Sheet1.A7</svg:desc>
                </draw:g>
              </table:table-cell>
              <table:table-cell office:value-type="float" office:value="218373.504831373">
                <text:p>218373.504831373</text:p>
                <draw:g>
                  <svg:desc>Sheet1.H7:Sheet1.H7</svg:desc>
                </draw:g>
              </table:table-cell>
            </table:table-row>
            <table:table-row>
              <table:table-cell office:value-type="string">
                <text:p>Intel Xeon X3350</text:p>
                <draw:g>
                  <svg:desc>Sheet1.A8:Sheet1.A8</svg:desc>
                </draw:g>
              </table:table-cell>
              <table:table-cell office:value-type="float" office:value="782506.905298668">
                <text:p>782506.905298668</text:p>
                <draw:g>
                  <svg:desc>Sheet1.H8:Sheet1.H8</svg:desc>
                </draw:g>
              </table:table-cell>
            </table:table-row>
            <table:table-row>
              <table:table-cell office:value-type="string">
                <text:p>Intel Core i7 2620M</text:p>
                <draw:g>
                  <svg:desc>Sheet1.A11:Sheet1.A11</svg:desc>
                </draw:g>
              </table:table-cell>
              <table:table-cell office:value-type="float" office:value="546767.090338722">
                <text:p>546767.090338722</text:p>
                <draw:g>
                  <svg:desc>Sheet1.H11:Sheet1.H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4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4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4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4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4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4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4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36cm" svg:height="9.203cm" xlink:href=".." xlink:type="simple" chart:class="chart:bar" chart:style-name="ch1">
        <chart:title svg:x="7.16cm" svg:y="0.32cm" chart:style-name="ch2">
          <text:p>Logarithmic Plot of All Devices</text:p>
        </chart:title>
        <chart:legend chart:legend-position="end" svg:x="15.927cm" svg:y="1.563cm" style:legend-expansion="high" chart:style-name="ch3"/>
        <chart:plot-area chart:style-name="ch4" table:cell-range-address="Sheet1.H3:Sheet1.H15 Sheet1.A4:Sheet1.A15" chart:data-source-has-labels="both" svg:x="0.866cm" svg:y="1.651cm" svg:width="14.229cm" svg:height="6.948cm">
          <chartooo:coordinate-region svg:x="3.445cm" svg:y="1.85cm" svg:width="11.65cm" svg:height="6.102cm"/>
          <chart:axis chart:dimension="x" chart:name="primary-x" chart:style-name="ch5" chartooo:axis-type="auto">
            <chartooo:date-scale/>
            <chart:categories table:cell-range-address="Sheet1.H3:Sheet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4:Sheet1.H4" chart:label-cell-address="Sheet1.A4:Sheet1.A4" chart:class="chart:bar">
            <chart:data-point/>
          </chart:series>
          <chart:series chart:style-name="ch9" chart:values-cell-range-address="Sheet1.H5:Sheet1.H5" chart:label-cell-address="Sheet1.A5:Sheet1.A5" chart:class="chart:bar">
            <chart:data-point/>
          </chart:series>
          <chart:series chart:style-name="ch10" chart:values-cell-range-address="Sheet1.H6:Sheet1.H6" chart:label-cell-address="Sheet1.A6:Sheet1.A6" chart:class="chart:bar">
            <chart:data-point/>
          </chart:series>
          <chart:series chart:style-name="ch11" chart:values-cell-range-address="Sheet1.H7:Sheet1.H7" chart:label-cell-address="Sheet1.A7:Sheet1.A7" chart:class="chart:bar">
            <chart:data-point/>
          </chart:series>
          <chart:series chart:style-name="ch12" chart:values-cell-range-address="Sheet1.H8:Sheet1.H8" chart:label-cell-address="Sheet1.A8:Sheet1.A8" chart:class="chart:bar">
            <chart:data-point/>
          </chart:series>
          <chart:series chart:style-name="ch13" chart:values-cell-range-address="Sheet1.H9:Sheet1.H9" chart:label-cell-address="Sheet1.A9:Sheet1.A9" chart:class="chart:bar">
            <chart:data-point/>
          </chart:series>
          <chart:series chart:style-name="ch14" chart:values-cell-range-address="Sheet1.H10:Sheet1.H10" chart:label-cell-address="Sheet1.A10:Sheet1.A10" chart:class="chart:bar">
            <chart:data-point/>
          </chart:series>
          <chart:series chart:style-name="ch15" chart:values-cell-range-address="Sheet1.H11:Sheet1.H11" chart:label-cell-address="Sheet1.A11:Sheet1.A11" chart:class="chart:bar">
            <chart:data-point/>
          </chart:series>
          <chart:series chart:style-name="ch16" chart:values-cell-range-address="Sheet1.H12:Sheet1.H12" chart:label-cell-address="Sheet1.A12:Sheet1.A12" chart:class="chart:bar">
            <chart:data-point/>
          </chart:series>
          <chart:series chart:style-name="ch17" chart:values-cell-range-address="Sheet1.H13:Sheet1.H13" chart:label-cell-address="Sheet1.A13:Sheet1.A13" chart:class="chart:bar">
            <chart:data-point/>
          </chart:series>
          <chart:series chart:style-name="ch18" chart:values-cell-range-address="Sheet1.H14:Sheet1.H14" chart:label-cell-address="Sheet1.A14:Sheet1.A14" chart:class="chart:bar">
            <chart:data-point/>
          </chart:series>
          <chart:series chart:style-name="ch19" chart:values-cell-range-address="Sheet1.H15:Sheet1.H15" chart:label-cell-address="Sheet1.A15:Sheet1.A15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lon XP 1500+</text:p>
                <draw:g>
                  <svg:desc>Sheet1.A4:Sheet1.A4</svg:desc>
                </draw:g>
              </table:table-cell>
              <table:table-cell office:value-type="float" office:value="29336.1823441844">
                <text:p>29336.1823441844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Intel Core 2 Duo T7200</text:p>
                <draw:g>
                  <svg:desc>Sheet1.A5:Sheet1.A5</svg:desc>
                </draw:g>
              </table:table-cell>
              <table:table-cell office:value-type="float" office:value="84654.7109066465">
                <text:p>84654.7109066465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Nvidia 8800GTS</text:p>
                <draw:g>
                  <svg:desc>Sheet1.A6:Sheet1.A6</svg:desc>
                </draw:g>
              </table:table-cell>
              <table:table-cell office:value-type="float" office:value="4163556.19743714">
                <text:p>4163556.19743714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Intel Core 2 Quad Q6600</text:p>
                <draw:g>
                  <svg:desc>Sheet1.A7:Sheet1.A7</svg:desc>
                </draw:g>
              </table:table-cell>
              <table:table-cell office:value-type="float" office:value="218373.504831373">
                <text:p>218373.504831373</text:p>
                <draw:g>
                  <svg:desc>Sheet1.H7:Sheet1.H7</svg:desc>
                </draw:g>
              </table:table-cell>
            </table:table-row>
            <table:table-row>
              <table:table-cell office:value-type="string">
                <text:p>Intel Xeon X3350</text:p>
                <draw:g>
                  <svg:desc>Sheet1.A8:Sheet1.A8</svg:desc>
                </draw:g>
              </table:table-cell>
              <table:table-cell office:value-type="float" office:value="782506.905298668">
                <text:p>782506.905298668</text:p>
                <draw:g>
                  <svg:desc>Sheet1.H8:Sheet1.H8</svg:desc>
                </draw:g>
              </table:table-cell>
            </table:table-row>
            <table:table-row>
              <table:table-cell office:value-type="string">
                <text:p>Atom N270</text:p>
                <draw:g>
                  <svg:desc>Sheet1.A9:Sheet1.A9</svg:desc>
                </draw:g>
              </table:table-cell>
              <table:table-cell office:value-type="float" office:value="30112.0360794418">
                <text:p>30112.0360794418</text:p>
                <draw:g>
                  <svg:desc>Sheet1.H9:Sheet1.H9</svg:desc>
                </draw:g>
              </table:table-cell>
            </table:table-row>
            <table:table-row>
              <table:table-cell office:value-type="string">
                <text:p>AMD Radeon HD 6950</text:p>
                <draw:g>
                  <svg:desc>Sheet1.A10:Sheet1.A10</svg:desc>
                </draw:g>
              </table:table-cell>
              <table:table-cell office:value-type="float" office:value="15587973.3305608">
                <text:p>15587973.3305608</text:p>
                <draw:g>
                  <svg:desc>Sheet1.H10:Sheet1.H10</svg:desc>
                </draw:g>
              </table:table-cell>
            </table:table-row>
            <table:table-row>
              <table:table-cell office:value-type="string">
                <text:p>Intel Core i7 2620M</text:p>
                <draw:g>
                  <svg:desc>Sheet1.A11:Sheet1.A11</svg:desc>
                </draw:g>
              </table:table-cell>
              <table:table-cell office:value-type="float" office:value="546767.090338722">
                <text:p>546767.090338722</text:p>
                <draw:g>
                  <svg:desc>Sheet1.H11:Sheet1.H11</svg:desc>
                </draw:g>
              </table:table-cell>
            </table:table-row>
            <table:table-row>
              <table:table-cell office:value-type="string">
                <text:p>Qualcomm Scorpion</text:p>
                <draw:g>
                  <svg:desc>Sheet1.A12:Sheet1.A12</svg:desc>
                </draw:g>
              </table:table-cell>
              <table:table-cell office:value-type="float" office:value="32005.0007813721">
                <text:p>32005.0007813721</text:p>
                <draw:g>
                  <svg:desc>Sheet1.H12:Sheet1.H12</svg:desc>
                </draw:g>
              </table:table-cell>
            </table:table-row>
            <table:table-row>
              <table:table-cell office:value-type="string">
                <text:p>BCM2708 (Raspberry PI)</text:p>
                <draw:g>
                  <svg:desc>Sheet1.A13:Sheet1.A13</svg:desc>
                </draw:g>
              </table:table-cell>
              <table:table-cell office:value-type="float" office:value="9251.29658583993">
                <text:p>9251.29658583993</text:p>
                <draw:g>
                  <svg:desc>Sheet1.H13:Sheet1.H13</svg:desc>
                </draw:g>
              </table:table-cell>
            </table:table-row>
            <table:table-row>
              <table:table-cell office:value-type="string">
                <text:p>Intel Core i7 3770K 3.5GHz</text:p>
                <draw:g>
                  <svg:desc>Sheet1.A14:Sheet1.A14</svg:desc>
                </draw:g>
              </table:table-cell>
              <table:table-cell office:value-type="float" office:value="1700617.54172712">
                <text:p>1700617.54172712</text:p>
                <draw:g>
                  <svg:desc>Sheet1.H14:Sheet1.H14</svg:desc>
                </draw:g>
              </table:table-cell>
            </table:table-row>
            <table:table-row>
              <table:table-cell office:value-type="string">
                <text:p>AMD FX 8350</text:p>
                <draw:g>
                  <svg:desc>Sheet1.A15:Sheet1.A15</svg:desc>
                </draw:g>
              </table:table-cell>
              <table:table-cell office:value-type="float" office:value="2029762.30155382">
                <text:p>2029762.30155382</text:p>
                <draw:g>
                  <svg:desc>Sheet1.H15:Sheet1.H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75cm" svg:height="6.385cm" xlink:href=".." xlink:type="simple" chart:class="chart:bar" chart:style-name="ch1">
        <chart:title svg:x="2.842cm" svg:y="0.263cm" chart:style-name="ch2">
          <text:p>Low Performance Devices</text:p>
        </chart:title>
        <chart:legend chart:legend-position="end" svg:x="7.239cm" svg:y="1.5cm" style:legend-expansion="high" chart:style-name="ch3"/>
        <chart:plot-area chart:style-name="ch4" table:cell-range-address="Sheet1.A3:Sheet1.A5 Sheet1.H3:Sheet1.H5 Sheet1.A9:Sheet1.A9 Sheet1.H9:Sheet1.H9 Sheet1.A12:Sheet1.A13 Sheet1.H12:Sheet1.H13" chart:data-source-has-labels="both" svg:x="0.675cm" svg:y="1.423cm" svg:width="6.114cm" svg:height="4.415cm">
          <chartooo:coordinate-region svg:x="2.593cm" svg:y="1.622cm" svg:width="4.196cm" svg:height="3.569cm"/>
          <chart:axis chart:dimension="x" chart:name="primary-x" chart:style-name="ch5" chartooo:axis-type="auto">
            <chartooo:date-scale/>
            <chart:categories table:cell-range-address="Sheet1.H3:Sheet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4:Sheet1.H4" chart:label-cell-address="Sheet1.A4:Sheet1.A4" chart:class="chart:bar">
            <chart:data-point/>
          </chart:series>
          <chart:series chart:style-name="ch9" chart:values-cell-range-address="Sheet1.H5:Sheet1.H5" chart:label-cell-address="Sheet1.A5:Sheet1.A5" chart:class="chart:bar">
            <chart:data-point/>
          </chart:series>
          <chart:series chart:style-name="ch10" chart:values-cell-range-address="Sheet1.H9:Sheet1.H9" chart:label-cell-address="Sheet1.A9:Sheet1.A9" chart:class="chart:bar">
            <chart:data-point/>
          </chart:series>
          <chart:series chart:style-name="ch11" chart:values-cell-range-address="Sheet1.H12:Sheet1.H12" chart:label-cell-address="Sheet1.A12:Sheet1.A12" chart:class="chart:bar">
            <chart:data-point/>
          </chart:series>
          <chart:series chart:style-name="ch12" chart:values-cell-range-address="Sheet1.H13:Sheet1.H13" chart:label-cell-address="Sheet1.A13:Sheet1.A1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lon XP 1500+</text:p>
                <draw:g>
                  <svg:desc>Sheet1.A4:Sheet1.A4</svg:desc>
                </draw:g>
              </table:table-cell>
              <table:table-cell office:value-type="float" office:value="29336.1823441844">
                <text:p>29336.1823441844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Intel Core 2 Duo T7200</text:p>
                <draw:g>
                  <svg:desc>Sheet1.A5:Sheet1.A5</svg:desc>
                </draw:g>
              </table:table-cell>
              <table:table-cell office:value-type="float" office:value="84654.7109066465">
                <text:p>84654.7109066465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Atom N270</text:p>
                <draw:g>
                  <svg:desc>Sheet1.A9:Sheet1.A9</svg:desc>
                </draw:g>
              </table:table-cell>
              <table:table-cell office:value-type="float" office:value="30112.0360794418">
                <text:p>30112.0360794418</text:p>
                <draw:g>
                  <svg:desc>Sheet1.H9:Sheet1.H9</svg:desc>
                </draw:g>
              </table:table-cell>
            </table:table-row>
            <table:table-row>
              <table:table-cell office:value-type="string">
                <text:p>Qualcomm Scorpion</text:p>
                <draw:g>
                  <svg:desc>Sheet1.A12:Sheet1.A12</svg:desc>
                </draw:g>
              </table:table-cell>
              <table:table-cell office:value-type="float" office:value="32005.0007813721">
                <text:p>32005.0007813721</text:p>
                <draw:g>
                  <svg:desc>Sheet1.H12:Sheet1.H12</svg:desc>
                </draw:g>
              </table:table-cell>
            </table:table-row>
            <table:table-row>
              <table:table-cell office:value-type="string">
                <text:p>BCM2708 (Raspberry PI)</text:p>
                <draw:g>
                  <svg:desc>Sheet1.A13:Sheet1.A13</svg:desc>
                </draw:g>
              </table:table-cell>
              <table:table-cell office:value-type="float" office:value="9251.29658583993">
                <text:p>9251.29658583993</text:p>
                <draw:g>
                  <svg:desc>Sheet1.H13:Sheet1.H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High Performance Devices</text:p>
        </chart:title>
        <chart:legend chart:legend-position="end" svg:x="11.091cm" svg:y="3.454cm" style:legend-expansion="high" chart:style-name="ch3"/>
        <chart:plot-area chart:style-name="ch4" table:cell-range-address="Sheet1.A3:Sheet1.A3 Sheet1.H3:Sheet1.H3 Sheet1.A6:Sheet1.A6 Sheet1.H6:Sheet1.H6 Sheet1.A10:Sheet1.A10 Sheet1.H10:Sheet1.H10 Sheet1.A14:Sheet1.A15 Sheet1.H14:Sheet1.H15" chart:data-source-has-labels="both" svg:x="0.77cm" svg:y="1.635cm" svg:width="9.681cm" svg:height="6.765cm">
          <chartooo:coordinate-region svg:x="2.503cm" svg:y="1.834cm" svg:width="7.948cm" svg:height="5.919cm"/>
          <chart:axis chart:dimension="x" chart:name="primary-x" chart:style-name="ch5" chartooo:axis-type="auto">
            <chartooo:date-scale/>
            <chart:categories table:cell-range-address="Sheet1.H3:Sheet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:Sheet1.H6" chart:label-cell-address="Sheet1.A6:Sheet1.A6" chart:class="chart:bar">
            <chart:data-point/>
          </chart:series>
          <chart:series chart:style-name="ch9" chart:values-cell-range-address="Sheet1.H10:Sheet1.H10" chart:label-cell-address="Sheet1.A10:Sheet1.A10" chart:class="chart:bar">
            <chart:data-point/>
          </chart:series>
          <chart:series chart:style-name="ch10" chart:values-cell-range-address="Sheet1.H14:Sheet1.H14" chart:label-cell-address="Sheet1.A14:Sheet1.A14" chart:class="chart:bar">
            <chart:data-point/>
          </chart:series>
          <chart:series chart:style-name="ch11" chart:values-cell-range-address="Sheet1.H15:Sheet1.H15" chart:label-cell-address="Sheet1.A15:Sheet1.A1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vidia 8800GTS</text:p>
                <draw:g>
                  <svg:desc>Sheet1.A6:Sheet1.A6</svg:desc>
                </draw:g>
              </table:table-cell>
              <table:table-cell office:value-type="float" office:value="4163556.19743714">
                <text:p>4163556.19743714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AMD Radeon HD 6950</text:p>
                <draw:g>
                  <svg:desc>Sheet1.A10:Sheet1.A10</svg:desc>
                </draw:g>
              </table:table-cell>
              <table:table-cell office:value-type="float" office:value="15587973.3305608">
                <text:p>15587973.3305608</text:p>
                <draw:g>
                  <svg:desc>Sheet1.H10:Sheet1.H10</svg:desc>
                </draw:g>
              </table:table-cell>
            </table:table-row>
            <table:table-row>
              <table:table-cell office:value-type="string">
                <text:p>Intel Core i7 3770K 3.5GHz</text:p>
                <draw:g>
                  <svg:desc>Sheet1.A14:Sheet1.A14</svg:desc>
                </draw:g>
              </table:table-cell>
              <table:table-cell office:value-type="float" office:value="1700617.54172712">
                <text:p>1700617.54172712</text:p>
                <draw:g>
                  <svg:desc>Sheet1.H14:Sheet1.H14</svg:desc>
                </draw:g>
              </table:table-cell>
            </table:table-row>
            <table:table-row>
              <table:table-cell office:value-type="string">
                <text:p>AMD FX 8350</text:p>
                <draw:g>
                  <svg:desc>Sheet1.A15:Sheet1.A15</svg:desc>
                </draw:g>
              </table:table-cell>
              <table:table-cell office:value-type="float" office:value="2029762.30155382">
                <text:p>2029762.30155382</text:p>
                <draw:g>
                  <svg:desc>Sheet1.H15:Sheet1.H1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4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4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4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4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4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4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4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11cm" svg:y="0.316cm" chart:style-name="ch2">
          <text:p>Linear Plot of All Devices</text:p>
        </chart:title>
        <chart:legend chart:legend-position="end" svg:x="11.091cm" svg:y="1.462cm" style:legend-expansion="high" chart:style-name="ch3"/>
        <chart:plot-area chart:style-name="ch4" table:cell-range-address="Sheet1.A3:Sheet1.A15 Sheet1.H3:Sheet1.H15" chart:data-source-has-labels="both" svg:x="0.77cm" svg:y="1.635cm" svg:width="9.681cm" svg:height="6.765cm">
          <chartooo:coordinate-region svg:x="2.503cm" svg:y="1.834cm" svg:width="7.948cm" svg:height="5.919cm"/>
          <chart:axis chart:dimension="x" chart:name="primary-x" chart:style-name="ch5" chartooo:axis-type="auto">
            <chartooo:date-scale/>
            <chart:categories table:cell-range-address="Sheet1.H3:Sheet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4:Sheet1.H4" chart:label-cell-address="Sheet1.A4:Sheet1.A4" chart:class="chart:bar">
            <chart:data-point/>
          </chart:series>
          <chart:series chart:style-name="ch9" chart:values-cell-range-address="Sheet1.H5:Sheet1.H5" chart:label-cell-address="Sheet1.A5:Sheet1.A5" chart:class="chart:bar">
            <chart:data-point/>
          </chart:series>
          <chart:series chart:style-name="ch10" chart:values-cell-range-address="Sheet1.H6:Sheet1.H6" chart:label-cell-address="Sheet1.A6:Sheet1.A6" chart:class="chart:bar">
            <chart:data-point/>
          </chart:series>
          <chart:series chart:style-name="ch11" chart:values-cell-range-address="Sheet1.H7:Sheet1.H7" chart:label-cell-address="Sheet1.A7:Sheet1.A7" chart:class="chart:bar">
            <chart:data-point/>
          </chart:series>
          <chart:series chart:style-name="ch12" chart:values-cell-range-address="Sheet1.H8:Sheet1.H8" chart:label-cell-address="Sheet1.A8:Sheet1.A8" chart:class="chart:bar">
            <chart:data-point/>
          </chart:series>
          <chart:series chart:style-name="ch13" chart:values-cell-range-address="Sheet1.H9:Sheet1.H9" chart:label-cell-address="Sheet1.A9:Sheet1.A9" chart:class="chart:bar">
            <chart:data-point/>
          </chart:series>
          <chart:series chart:style-name="ch14" chart:values-cell-range-address="Sheet1.H10:Sheet1.H10" chart:label-cell-address="Sheet1.A10:Sheet1.A10" chart:class="chart:bar">
            <chart:data-point/>
          </chart:series>
          <chart:series chart:style-name="ch15" chart:values-cell-range-address="Sheet1.H11:Sheet1.H11" chart:label-cell-address="Sheet1.A11:Sheet1.A11" chart:class="chart:bar">
            <chart:data-point/>
          </chart:series>
          <chart:series chart:style-name="ch16" chart:values-cell-range-address="Sheet1.H12:Sheet1.H12" chart:label-cell-address="Sheet1.A12:Sheet1.A12" chart:class="chart:bar">
            <chart:data-point/>
          </chart:series>
          <chart:series chart:style-name="ch17" chart:values-cell-range-address="Sheet1.H13:Sheet1.H13" chart:label-cell-address="Sheet1.A13:Sheet1.A13" chart:class="chart:bar">
            <chart:data-point/>
          </chart:series>
          <chart:series chart:style-name="ch18" chart:values-cell-range-address="Sheet1.H14:Sheet1.H14" chart:label-cell-address="Sheet1.A14:Sheet1.A14" chart:class="chart:bar">
            <chart:data-point/>
          </chart:series>
          <chart:series chart:style-name="ch19" chart:values-cell-range-address="Sheet1.H15:Sheet1.H15" chart:label-cell-address="Sheet1.A15:Sheet1.A15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s/Sec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lon XP 1500+</text:p>
                <draw:g>
                  <svg:desc>Sheet1.A4:Sheet1.A4</svg:desc>
                </draw:g>
              </table:table-cell>
              <table:table-cell office:value-type="float" office:value="29336.1823441844">
                <text:p>29336.1823441844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Intel Core 2 Duo T7200</text:p>
                <draw:g>
                  <svg:desc>Sheet1.A5:Sheet1.A5</svg:desc>
                </draw:g>
              </table:table-cell>
              <table:table-cell office:value-type="float" office:value="84654.7109066465">
                <text:p>84654.7109066465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Nvidia 8800GTS</text:p>
                <draw:g>
                  <svg:desc>Sheet1.A6:Sheet1.A6</svg:desc>
                </draw:g>
              </table:table-cell>
              <table:table-cell office:value-type="float" office:value="4163556.19743714">
                <text:p>4163556.19743714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Intel Core 2 Quad Q6600</text:p>
                <draw:g>
                  <svg:desc>Sheet1.A7:Sheet1.A7</svg:desc>
                </draw:g>
              </table:table-cell>
              <table:table-cell office:value-type="float" office:value="218373.504831373">
                <text:p>218373.504831373</text:p>
                <draw:g>
                  <svg:desc>Sheet1.H7:Sheet1.H7</svg:desc>
                </draw:g>
              </table:table-cell>
            </table:table-row>
            <table:table-row>
              <table:table-cell office:value-type="string">
                <text:p>Intel Xeon X3350</text:p>
                <draw:g>
                  <svg:desc>Sheet1.A8:Sheet1.A8</svg:desc>
                </draw:g>
              </table:table-cell>
              <table:table-cell office:value-type="float" office:value="782506.905298668">
                <text:p>782506.905298668</text:p>
                <draw:g>
                  <svg:desc>Sheet1.H8:Sheet1.H8</svg:desc>
                </draw:g>
              </table:table-cell>
            </table:table-row>
            <table:table-row>
              <table:table-cell office:value-type="string">
                <text:p>Atom N270</text:p>
                <draw:g>
                  <svg:desc>Sheet1.A9:Sheet1.A9</svg:desc>
                </draw:g>
              </table:table-cell>
              <table:table-cell office:value-type="float" office:value="30112.0360794418">
                <text:p>30112.0360794418</text:p>
                <draw:g>
                  <svg:desc>Sheet1.H9:Sheet1.H9</svg:desc>
                </draw:g>
              </table:table-cell>
            </table:table-row>
            <table:table-row>
              <table:table-cell office:value-type="string">
                <text:p>AMD Radeon HD 6950</text:p>
                <draw:g>
                  <svg:desc>Sheet1.A10:Sheet1.A10</svg:desc>
                </draw:g>
              </table:table-cell>
              <table:table-cell office:value-type="float" office:value="15587973.3305608">
                <text:p>15587973.3305608</text:p>
                <draw:g>
                  <svg:desc>Sheet1.H10:Sheet1.H10</svg:desc>
                </draw:g>
              </table:table-cell>
            </table:table-row>
            <table:table-row>
              <table:table-cell office:value-type="string">
                <text:p>Intel Core i7 2620M</text:p>
                <draw:g>
                  <svg:desc>Sheet1.A11:Sheet1.A11</svg:desc>
                </draw:g>
              </table:table-cell>
              <table:table-cell office:value-type="float" office:value="546767.090338722">
                <text:p>546767.090338722</text:p>
                <draw:g>
                  <svg:desc>Sheet1.H11:Sheet1.H11</svg:desc>
                </draw:g>
              </table:table-cell>
            </table:table-row>
            <table:table-row>
              <table:table-cell office:value-type="string">
                <text:p>Qualcomm Scorpion</text:p>
                <draw:g>
                  <svg:desc>Sheet1.A12:Sheet1.A12</svg:desc>
                </draw:g>
              </table:table-cell>
              <table:table-cell office:value-type="float" office:value="32005.0007813721">
                <text:p>32005.0007813721</text:p>
                <draw:g>
                  <svg:desc>Sheet1.H12:Sheet1.H12</svg:desc>
                </draw:g>
              </table:table-cell>
            </table:table-row>
            <table:table-row>
              <table:table-cell office:value-type="string">
                <text:p>BCM2708 (Raspberry PI)</text:p>
                <draw:g>
                  <svg:desc>Sheet1.A13:Sheet1.A13</svg:desc>
                </draw:g>
              </table:table-cell>
              <table:table-cell office:value-type="float" office:value="9251.29658583993">
                <text:p>9251.29658583993</text:p>
                <draw:g>
                  <svg:desc>Sheet1.H13:Sheet1.H13</svg:desc>
                </draw:g>
              </table:table-cell>
            </table:table-row>
            <table:table-row>
              <table:table-cell office:value-type="string">
                <text:p>Intel Core i7 3770K 3.5GHz</text:p>
                <draw:g>
                  <svg:desc>Sheet1.A14:Sheet1.A14</svg:desc>
                </draw:g>
              </table:table-cell>
              <table:table-cell office:value-type="float" office:value="1700617.54172712">
                <text:p>1700617.54172712</text:p>
                <draw:g>
                  <svg:desc>Sheet1.H14:Sheet1.H14</svg:desc>
                </draw:g>
              </table:table-cell>
            </table:table-row>
            <table:table-row>
              <table:table-cell office:value-type="string">
                <text:p>AMD FX 8350</text:p>
                <draw:g>
                  <svg:desc>Sheet1.A15:Sheet1.A15</svg:desc>
                </draw:g>
              </table:table-cell>
              <table:table-cell office:value-type="float" office:value="2029762.30155382">
                <text:p>2029762.30155382</text:p>
                <draw:g>
                  <svg:desc>Sheet1.H15:Sheet1.H1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